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11-20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6-02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5-19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5-0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2-03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9-26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8-19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6-2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6-26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4-27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4-08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2-12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1-05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1-14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1-01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9-26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9-01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8-0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7-0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6-07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4-25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3-23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2-07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2-12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1-14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9-15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7-19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6-06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4-12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3-07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1-26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2-0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0-1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8-09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6-2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5-10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3-30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5" calcext:value-type="float">
            <text:p>14.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5348" calcext:value-type="float">
            <text:p>14.59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3300645161" calcext:value-type="float">
            <text:p>14.5993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9703225807" calcext:value-type="float">
            <text:p>14.5969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5290322581" calcext:value-type="float">
            <text:p>14.593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80229677419" calcext:value-type="float">
            <text:p>14.5880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37661935484" calcext:value-type="float">
            <text:p>14.57376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439175" calcext:value-type="float">
            <text:p>14.5643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5576516129" calcext:value-type="float">
            <text:p>14.5555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97245" calcext:value-type="float">
            <text:p>14.5597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71032" calcext:value-type="float">
            <text:p>14.56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4159483871" calcext:value-type="float">
            <text:p>14.5741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91936" calcext:value-type="float">
            <text:p>14.57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248925" calcext:value-type="float">
            <text:p>14.5824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60276129032" calcext:value-type="float">
            <text:p>14.57602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6892903226" calcext:value-type="float">
            <text:p>14.56068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67625" calcext:value-type="float">
            <text:p>14.5546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0512" calcext:value-type="float">
            <text:p>14.53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871872" calcext:value-type="float">
            <text:p>14.528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30545" calcext:value-type="float">
            <text:p>14.5330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34828387097" calcext:value-type="float">
            <text:p>14.5434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92549677419" calcext:value-type="float">
            <text:p>14.53925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12214193548" calcext:value-type="float">
            <text:p>14.54122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3425" calcext:value-type="float">
            <text:p>14.551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2608571429" calcext:value-type="float">
            <text:p>14.55126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210575" calcext:value-type="float">
            <text:p>14.5621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4423225807" calcext:value-type="float">
            <text:p>14.56344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10825806452" calcext:value-type="float">
            <text:p>14.561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581" calcext:value-type="float">
            <text:p>14.554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7088" calcext:value-type="float">
            <text:p>14.5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3913" calcext:value-type="float">
            <text:p>14.54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3532" calcext:value-type="float">
            <text:p>14.54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2740645161" calcext:value-type="float">
            <text:p>14.5322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435" calcext:value-type="float">
            <text:p>14.529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3616" calcext:value-type="float">
            <text:p>14.5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33975" calcext:value-type="float">
            <text:p>14.5293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73986206897" calcext:value-type="float">
            <text:p>14.52739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467375" calcext:value-type="float">
            <text:p>14.5346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14180645161" calcext:value-type="float">
            <text:p>14.541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1757419355" calcext:value-type="float">
            <text:p>14.53217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3245" calcext:value-type="float">
            <text:p>14.533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420625" calcext:value-type="float">
            <text:p>14.6042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41872" calcext:value-type="float">
            <text:p>14.60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51448" calcext:value-type="float">
            <text:p>14.59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91925" calcext:value-type="float">
            <text:p>14.5939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44139354839" calcext:value-type="float">
            <text:p>14.5944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58625" calcext:value-type="float">
            <text:p>14.5965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13202857143" calcext:value-type="float">
            <text:p>14.59132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5729" calcext:value-type="float">
            <text:p>14.5957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477775" calcext:value-type="float">
            <text:p>14.6047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6516129032" calcext:value-type="float">
            <text:p>14.615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11287741936" calcext:value-type="float">
            <text:p>14.61112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11287741936" calcext:value-type="float">
            <text:p>14.61112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6059354839" calcext:value-type="float">
            <text:p>14.60660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4492" calcext:value-type="float">
            <text:p>14.60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1096" calcext:value-type="float">
            <text:p>14.6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29185454545" calcext:value-type="float">
            <text:p>14.622918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754" calcext:value-type="float">
            <text:p>14.60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6684" calcext:value-type="float">
            <text:p>14.61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6684" calcext:value-type="float">
            <text:p>14.61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278" calcext:value-type="float">
            <text:p>14.62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9732" calcext:value-type="float">
            <text:p>14.61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5348" calcext:value-type="float">
            <text:p>14.59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3156" calcext:value-type="float">
            <text:p>14.58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4596" calcext:value-type="float">
            <text:p>14.67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2404" calcext:value-type="float">
            <text:p>14.66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4596" calcext:value-type="float">
            <text:p>14.67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1172" calcext:value-type="float">
            <text:p>14.71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85" calcext:value-type="float">
            <text:p>14.6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9836" calcext:value-type="float">
            <text:p>14.68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2884" calcext:value-type="float">
            <text:p>14.69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5932" calcext:value-type="float">
            <text:p>14.69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7268" calcext:value-type="float">
            <text:p>14.71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7644" calcext:value-type="float">
            <text:p>14.67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7268" calcext:value-type="float">
            <text:p>14.71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6788" calcext:value-type="float">
            <text:p>14.68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5452" calcext:value-type="float">
            <text:p>14.66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898" calcext:value-type="float">
            <text:p>14.69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7644" calcext:value-type="float">
            <text:p>14.67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4596" calcext:value-type="float">
            <text:p>14.67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9836" calcext:value-type="float">
            <text:p>14.68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9836" calcext:value-type="float">
            <text:p>14.68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7644" calcext:value-type="float">
            <text:p>14.67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7644" calcext:value-type="float">
            <text:p>14.67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2884" calcext:value-type="float">
            <text:p>14.69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5452" calcext:value-type="float">
            <text:p>14.66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5452" calcext:value-type="float">
            <text:p>14.66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1548" calcext:value-type="float">
            <text:p>14.67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3636" calcext:value-type="float">
            <text:p>14.61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9732" calcext:value-type="float">
            <text:p>14.61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6336" calcext:value-type="float">
            <text:p>14.6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85" calcext:value-type="float">
            <text:p>14.6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9356" calcext:value-type="float">
            <text:p>14.65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326" calcext:value-type="float">
            <text:p>14.65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1548" calcext:value-type="float">
            <text:p>14.67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374" calcext:value-type="float">
            <text:p>14.68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7644" calcext:value-type="float">
            <text:p>14.67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4248" calcext:value-type="float">
            <text:p>14.6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64647272727" calcext:value-type="float">
            <text:p>14.686464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0783529412" calcext:value-type="float">
            <text:p>14.679078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9262" calcext:value-type="float">
            <text:p>14.669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88232727273" calcext:value-type="float">
            <text:p>14.668823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7487058823" calcext:value-type="float">
            <text:p>14.66374870588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23837419355" calcext:value-type="float">
            <text:p>14.6723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14988235294" calcext:value-type="float">
            <text:p>14.681498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4523636364" calcext:value-type="float">
            <text:p>14.691452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33243636364" calcext:value-type="float">
            <text:p>14.683324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10152727273" calcext:value-type="float">
            <text:p>14.681015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02437647059" calcext:value-type="float">
            <text:p>14.6802437647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14094545455" calcext:value-type="float">
            <text:p>14.671409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19962352941" calcext:value-type="float">
            <text:p>14.6719962352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21483636364" calcext:value-type="float">
            <text:p>14.672148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6642352941" calcext:value-type="float">
            <text:p>14.6826642352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30025806452" calcext:value-type="float">
            <text:p>14.6830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1327058823" calcext:value-type="float">
            <text:p>14.68813270588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2884" calcext:value-type="float">
            <text:p>14.69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27047058824" calcext:value-type="float">
            <text:p>14.69270470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0430588235" calcext:value-type="float">
            <text:p>14.6880430588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34167272727" calcext:value-type="float">
            <text:p>14.683416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16781176471" calcext:value-type="float">
            <text:p>14.6816781176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9268235294" calcext:value-type="float">
            <text:p>14.676926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7629090909" calcext:value-type="float">
            <text:p>14.670762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2108235294" calcext:value-type="float">
            <text:p>14.663210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58676363636" calcext:value-type="float">
            <text:p>14.665867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93995428571" calcext:value-type="float">
            <text:p>14.6593995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97716363636" calcext:value-type="float">
            <text:p>14.659771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214" calcext:value-type="float">
            <text:p>14.666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47592727273" calcext:value-type="float">
            <text:p>14.664759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27272727273" calcext:value-type="float">
            <text:p>14.66272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39771764706" calcext:value-type="float">
            <text:p>14.653977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67236363636" calcext:value-type="float">
            <text:p>14.65672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50452571429" calcext:value-type="float">
            <text:p>14.6550452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8710857143" calcext:value-type="float">
            <text:p>14.6548710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35156363636" calcext:value-type="float">
            <text:p>14.643515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80635428571" calcext:value-type="float">
            <text:p>14.6380635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70254545455" calcext:value-type="float">
            <text:p>14.64702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72536470588" calcext:value-type="float">
            <text:p>14.647253647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9069" calcext:value-type="float">
            <text:p>14.649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7423529412" calcext:value-type="float">
            <text:p>14.657742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69611428571" calcext:value-type="float">
            <text:p>14.65696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04429090909" calcext:value-type="float">
            <text:p>14.650442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87371764706" calcext:value-type="float">
            <text:p>14.638737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28938181818" calcext:value-type="float">
            <text:p>14.632893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09294545455" calcext:value-type="float">
            <text:p>14.640929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48162162162" calcext:value-type="float">
            <text:p>14.6448162162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00058181818" calcext:value-type="float">
            <text:p>14.640005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9314285714" calcext:value-type="float">
            <text:p>14.6369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3608" calcext:value-type="float">
            <text:p>14.6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88557419355" calcext:value-type="float">
            <text:p>14.6388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59494117647" calcext:value-type="float">
            <text:p>14.655949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25346285714" calcext:value-type="float">
            <text:p>14.6625346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29367272727" calcext:value-type="float">
            <text:p>14.652936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86973333333" calcext:value-type="float">
            <text:p>14.63869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9224" calcext:value-type="float">
            <text:p>14.6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8772" calcext:value-type="float">
            <text:p>14.55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23" calcext:value-type="float">
            <text:p>14.5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8048" calcext:value-type="float">
            <text:p>14.6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3156" calcext:value-type="float">
            <text:p>14.58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59904" calcext:value-type="float">
            <text:p>14.70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7268" calcext:value-type="float">
            <text:p>14.71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1548" calcext:value-type="float">
            <text:p>14.67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8952" calcext:value-type="float">
            <text:p>14.7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5556" calcext:value-type="float">
            <text:p>14.73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7268" calcext:value-type="float">
            <text:p>14.71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5932" calcext:value-type="float">
            <text:p>14.69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898" calcext:value-type="float">
            <text:p>14.69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898" calcext:value-type="float">
            <text:p>14.69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9996" calcext:value-type="float">
            <text:p>14.69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7954285714" calcext:value-type="float">
            <text:p>14.69179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09667096774" calcext:value-type="float">
            <text:p>14.6909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62165" calcext:value-type="float">
            <text:p>14.6862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549" calcext:value-type="float">
            <text:p>14.679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52056" calcext:value-type="float">
            <text:p>14.67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28753548387" calcext:value-type="float">
            <text:p>14.6728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4448516129" calcext:value-type="float">
            <text:p>14.6744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3248571429" calcext:value-type="float">
            <text:p>14.68232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888225" calcext:value-type="float">
            <text:p>14.6788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2564" calcext:value-type="float">
            <text:p>14.67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4596" calcext:value-type="float">
            <text:p>14.67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0696774194" calcext:value-type="float">
            <text:p>14.6790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2686451613" calcext:value-type="float">
            <text:p>14.6732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21195" calcext:value-type="float">
            <text:p>14.6721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78226666667" calcext:value-type="float">
            <text:p>14.66782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757" calcext:value-type="float">
            <text:p>14.847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14580645161" calcext:value-type="float">
            <text:p>14.861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3572" calcext:value-type="float">
            <text:p>14.86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429" calcext:value-type="float">
            <text:p>14.862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83638709677" calcext:value-type="float">
            <text:p>14.8083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1805" calcext:value-type="float">
            <text:p>14.7791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81788387097" calcext:value-type="float">
            <text:p>14.77817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041875" calcext:value-type="float">
            <text:p>14.7804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965925" calcext:value-type="float">
            <text:p>14.7996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34477419355" calcext:value-type="float">
            <text:p>14.803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0806" calcext:value-type="float">
            <text:p>14.830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3092" calcext:value-type="float">
            <text:p>14.83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3424516129" calcext:value-type="float">
            <text:p>14.863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006" calcext:value-type="float">
            <text:p>14.907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472375" calcext:value-type="float">
            <text:p>14.9347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98038709677" calcext:value-type="float">
            <text:p>14.8998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85225" calcext:value-type="float">
            <text:p>14.8198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01625806452" calcext:value-type="float">
            <text:p>14.8201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1885" calcext:value-type="float">
            <text:p>14.8431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37296551724" calcext:value-type="float">
            <text:p>14.86372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81075" calcext:value-type="float">
            <text:p>14.8688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271725" calcext:value-type="float">
            <text:p>14.8827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64898064516" calcext:value-type="float">
            <text:p>14.90648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47352" calcext:value-type="float">
            <text:p>14.9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7076" calcext:value-type="float">
            <text:p>15.46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2588" calcext:value-type="float">
            <text:p>15.37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5364" calcext:value-type="float">
            <text:p>15.48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529116171100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062" meta:object-count="0"/>
    <meta:user-defined meta:name="AppVersion">3.0</meta:user-defined>
  </office:meta>
</office:document-meta>
</file>